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ff" fo:font-size="24pt" fo:language="es" fo:country="ES" fo:font-weight="bold" officeooo:rsid="000bfb0f" officeooo:paragraph-rsid="000bfb0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fo:language="es" fo:country="ES" fo:font-weight="bold" officeooo:rsid="000c4806" officeooo:paragraph-rsid="000c4806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000000" fo:font-size="20pt" fo:language="es" fo:country="ES" fo:font-weight="normal" officeooo:rsid="000bfb0f" officeooo:paragraph-rsid="000bfb0f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fo:font-size="15pt" fo:language="es" fo:country="ES" fo:font-weight="normal" officeooo:rsid="000bfb0f" officeooo:paragraph-rsid="000bfb0f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5pt" fo:language="es" fo:country="ES" fo:font-weight="normal" officeooo:rsid="000bfb0f" officeooo:paragraph-rsid="000bfb0f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language="es" fo:country="ES" fo:font-weight="bold" officeooo:rsid="000bfb0f" officeooo:paragraph-rsid="000bfb0f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5pt" fo:language="es" fo:country="ES" fo:font-weight="bold" officeooo:rsid="000bfb0f" officeooo:paragraph-rsid="000c4806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8pt" fo:language="es" fo:country="ES" style:text-underline-style="solid" style:text-underline-width="auto" style:text-underline-color="font-color" fo:font-weight="bold" officeooo:rsid="000bfb0f" officeooo:paragraph-rsid="000bfb0f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0" fo:font-size="18pt" fo:language="es" fo:country="ES" fo:font-weight="bold" officeooo:rsid="000bfb0f" officeooo:paragraph-rsid="000bfb0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language="es" fo:country="ES" fo:font-weight="bold" officeooo:rsid="000ff0f8" officeooo:paragraph-rsid="000ff0f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language="es" fo:country="ES" fo:font-weight="bold" officeooo:rsid="001120ec" officeooo:paragraph-rsid="001120e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0c4806" officeooo:paragraph-rsid="000c4806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0caf1c" officeooo:paragraph-rsid="000caf1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0e0ec4" officeooo:paragraph-rsid="000e0ec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0ff0f8" officeooo:paragraph-rsid="000ff0f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5pt" fo:language="es" fo:country="ES" fo:font-weight="normal" officeooo:rsid="000bfb0f" officeooo:paragraph-rsid="000bfb0f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5pt" fo:language="es" fo:country="ES" fo:font-weight="normal" officeooo:rsid="000bfb0f" officeooo:paragraph-rsid="000c4806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0ff0f8" officeooo:paragraph-rsid="000ff0f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1120ec" officeooo:paragraph-rsid="000ff0f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14b5f0" officeooo:paragraph-rsid="0014b5f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es" fo:country="ES" fo:font-weight="bold" officeooo:rsid="0012ea06" officeooo:paragraph-rsid="0012ea06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es" fo:country="ES" fo:font-weight="bold" officeooo:rsid="000c4806" officeooo:paragraph-rsid="0014b5f0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20pt" fo:language="es" fo:country="ES" fo:font-weight="bold" officeooo:rsid="000c4806" officeooo:paragraph-rsid="0014b5f0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8pt" fo:language="es" fo:country="ES" fo:font-weight="bold" officeooo:rsid="0015ed61" officeooo:paragraph-rsid="0015ed61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8pt" fo:language="es" fo:country="ES" fo:font-weight="bold" officeooo:rsid="0015ed61" officeooo:paragraph-rsid="00197527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20ec" style:font-weight-asian="normal" style:font-weight-complex="normal"/>
    </style:style>
    <style:style style:name="T3" style:family="text">
      <style:text-properties fo:font-weight="normal" officeooo:rsid="0012ea06" style:font-weight-asian="normal" style:font-weight-complex="normal"/>
    </style:style>
    <style:style style:name="T4" style:family="text">
      <style:text-properties officeooo:rsid="000caf1c"/>
    </style:style>
    <style:style style:name="T5" style:family="text">
      <style:text-properties officeooo:rsid="001120ec"/>
    </style:style>
    <style:style style:name="T6" style:family="text">
      <style:text-properties officeooo:rsid="0014b5f0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7dbbe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97527" style:font-size-asian="12.25pt" style:font-weight-asian="normal" style:font-size-complex="14pt" style:font-weight-complex="normal"/>
    </style:style>
    <style:style style:name="T11" style:family="text">
      <style:text-properties officeooo:rsid="001975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ón de un servicio web orientado a la</text:p>
      <text:p text:style-name="P1">entrega de comida a domicilio y la </text:p>
      <text:p text:style-name="P1">reserva de mesa en restaurantes</text:p>
      <text:p text:style-name="P3"/>
      <text:p text:style-name="P9">Lista de requisitos</text:p>
      <text:p text:style-name="P9">Estructurados</text:p>
      <text:p text:style-name="P4"/>
      <text:p text:style-name="P4"/>
      <text:p text:style-name="P5"/>
      <text:p text:style-name="P8">Índice</text:p>
      <text:p text:style-name="P8"/>
      <text:p text:style-name="P6"><text:tab/>1. <text:span text:style-name="T1">Objetivos</text:span></text:p>
      <text:p text:style-name="P5"/>
      <text:p text:style-name="P6"><text:span text:style-name="T1"><text:tab/></text:span>2. <text:span text:style-name="T1">Descripción de los implicados y usuarios finales.</text:span></text:p>
      <text:p text:style-name="P17"><text:tab/></text:p>
      <text:p text:style-name="P7"><text:span text:style-name="T1"><text:tab/></text:span>3. <text:span text:style-name="T1">Requisitos funcionales.</text:span></text:p>
      <text:p text:style-name="P17"><text:tab/></text:p>
      <text:p text:style-name="P7"><text:span text:style-name="T1"><text:tab/></text:span>4. <text:span text:style-name="T1">Requisitos no funcionales.</text:span></text:p>
      <text:p text:style-name="P17"><text:tab/></text:p>
      <text:p text:style-name="P7"><text:tab/>5. <text:span text:style-name="T1">Requisitos de Información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1. Objetivos</text:p>
      <text:p text:style-name="P12"/>
      <text:p text:style-name="P12">Este proyecto está orientado a desarrollar un sistema informático que sustituya la necesidad de llamar a un restaurante para pedir comida a domicilio o reservar mesa. Tal sistema también ofrecerá la posibilidad a los restaurantes de que puedan unirse a la red de restaurantes que maneja el sistema. </text:p>
      <text:p text:style-name="P12"/>
      <text:p text:style-name="P12">El sistema deberá guardar información referente a los restaurantes, como por ejemplo su localización o la carta que ofertan, además de otr<text:span text:style-name="T4">os datos, como si ofrecen comida sin gluten, aceptan pago por internet, si hay o no mesas en la terraza...</text:span></text:p>
      <text:p text:style-name="P12"/>
      <text:p text:style-name="P13">Puesto que esta gestión no se lleva a cabo por el personal del restaurante, este sistema <text:s/>agiliza la atención al cliente, además de que es más cómodo para el cliente tener la carta actualizada en internet y poder deliberar sobre su pedido tanto como desee. Esto provocará una mejora tanto en la experiencia del cliente a la hora de pedir mesa o comida como en el personal del restaurante, que verá como la carga de su trabajo se verá reducida.</text:p>
      <text:p text:style-name="P13"/>
      <text:p text:style-name="P14">Este servicio comenzará a funcionar en un servidor de una ciudad concreta, gestionando a priori solo algunos restaurantes. Tras un periodo de prueba, iremos añadiendo más restaurantes a la base de datos, tras lo cuál extenderemos el servicio a otras ciudades. </text:p>
      <text:p text:style-name="P14"/>
      <text:p text:style-name="P15">Los objetivos que de este texto se desprenden se pueden resumir así:</text:p>
      <text:p text:style-name="P15"/>
      <text:p text:style-name="P10"><text:span text:style-name="T5">OBJ-</text:span>1. <text:span text:style-name="T1">El sistema almacenará información referente a los restaurantes(localización, carta...).</text:span></text:p>
      <text:p text:style-name="P15"/>
      <text:p text:style-name="P10"><text:span text:style-name="T5">OBJ-</text:span>2. <text:span text:style-name="T1">El sistema permitirá </text:span><text:span text:style-name="T2">automatizar la toma del pedido y la reserva de mesa.</text:span></text:p>
      <text:p text:style-name="P19"/>
      <text:p text:style-name="P11">OBJ-3. <text:span text:style-name="T1">Este sistema ayudará </text:span><text:span text:style-name="T3">también</text:span><text:span text:style-name="T1"> en la organización de cada restaurante en cuestión.</text:span></text:p>
      <text:p text:style-name="P11"/>
      <text:p text:style-name="P21">OBJ-4. <text:span text:style-name="T1">Como objetivo adicional, queda como tarea pendiente el incremento de la funcionalidad y la comodidad del sistema. Esto es, por ejemplo, añadir la posibilidad de poder identificarse con Facebook, pagar con PayPal, marcar restaurantes como favoritos..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<text:span text:style-name="T6">5</text:span>. <text:span text:style-name="T6">Requisitos de Información.</text:span></text:p>
      <text:p text:style-name="P22"/>
      <text:p text:style-name="P20">Se incluye a continuación la información que es necesaria almacenar en el sistema:</text:p>
      <text:p text:style-name="P20"/>
      <text:p text:style-name="P24">RI-1 Restaurantes:</text:p>
      <text:p text:style-name="P24"><text:tab/><text:span text:style-name="T8">Información referente al restaurante, </text:span><text:span text:style-name="T9">además de una breve descripción proporcionada por el dueño del mismo.</text:span></text:p>
      <text:p text:style-name="P24"><text:span text:style-name="T7">Contenido: </text:span><text:span text:style-name="T8">Localización geográfica, carta ofertada además de posibles requisitos de la comida(apto para celiacos, vegano...), posibilidad de pedir comida o reserva de mesa, tanto dentro como en terraza(un restaurante no tiene por qué ofrecer ambos servicios), </text:span><text:span text:style-name="T10">número de mesas ofertadas para la reserva, número máximo de reserva, cantidad mínima de pedido</text:span><text:span text:style-name="T8">, </text:span><text:span text:style-name="T9">posibles puntuaciones y comentarios sobre el restaurante de los usuarios, </text:span><text:span text:style-name="T10">posibilidad de pagar por internet, teléfono de contacto en caso de error.</text:span></text:p>
      <text:p text:style-name="P24"/>
      <text:p text:style-name="P25">RI-<text:span text:style-name="T11">2</text:span>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9:51:45.185330223</meta:creation-date>
    <dc:date>2016-03-15T21:07:52.422692873</dc:date>
    <meta:editing-duration>PT54M2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3" meta:paragraph-count="30" meta:word-count="453" meta:character-count="2891" meta:non-whitespace-character-count="2452"/>
  </office:meta>
</office:document-meta>
</file>